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7bf0"/>
    </style:style>
    <style:style style:name="P2" style:family="paragraph" style:parent-style-name="Standard" style:list-style-name="L1">
      <style:text-properties officeooo:paragraph-rsid="001b7bf0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1b7bf0" officeooo:paragraph-rsid="001b7bf0"/>
    </style:style>
    <style:style style:name="P5" style:family="paragraph" style:parent-style-name="Standard">
      <style:text-properties officeooo:rsid="001cbf43" officeooo:paragraph-rsid="001cbf43"/>
    </style:style>
    <style:style style:name="T1" style:family="text">
      <style:text-properties officeooo:rsid="001b7bf0"/>
    </style:style>
    <style:style style:name="T2" style:family="text">
      <style:text-properties officeooo:rsid="001bdb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5307570" text:style-name="L1">
        <text:list-item>
          <text:p text:style-name="P2"/>
          <text:list>
            <text:list-item>
              <text:p text:style-name="P2"><text:span text:style-name="T1">Question:</text:span> <text:span text:style-name="T1">What is the </text:span>major role of session layer</text:p>
            </text:list-item>
            <text:list-item>
              <text:p text:style-name="P2"><text:span text:style-name="T1">Answer: </text:span>The session layer is responsible for initiating, maintaining and closing a session (mode of communication between devices over a network). It is also responsible for the synchronization between different devices over a network.</text:p>
            </text:list-item>
          </text:list>
        </text:list-item>
        <text:list-item>
          <text:p text:style-name="P2"/>
          <text:list>
            <text:list-item>
              <text:p text:style-name="P3"><text:span text:style-name="T1">Question: During the process of </text:span>connect<text:span text:style-name="T1">ing </text:span>to wifi, authentication happens at which layer <text:span text:style-name="T1">of OSI model?</text:span></text:p>
            </text:list-item>
            <text:list-item>
              <text:p text:style-name="P2"><text:span text:style-name="T1">Answer: </text:span>The link layer is responsible for auth during wifi connection. It uses various methods such as WPA2 / WPA3 etc.</text:p>
            </text:list-item>
          </text:list>
        </text:list-item>
        <text:list-item>
          <text:p text:style-name="P4"/>
          <text:list>
            <text:list-item>
              <text:p text:style-name="P3"><text:span text:style-name="T1">Question:</text:span> <text:span text:style-name="T1">I</text:span>f downloading app <text:span text:style-name="T1">from play store an</text:span> auth<text:span text:style-name="T1">entication is</text:span> req<text:span text:style-name="T1">uired,</text:span> where does this happen, this part or some other place?</text:p>
            </text:list-item>
            <text:list-item>
              <text:p text:style-name="P2"><text:span text:style-name="T1">Answer:</text:span> When downloading an application, the authentication required by google play (or any other similar service), is done at the application layer of the osi model.</text:p>
            </text:list-item>
          </text:list>
        </text:list-item>
        <text:list-item>
          <text:p text:style-name="P2"/>
          <text:list>
            <text:list-item>
              <text:p text:style-name="P3"><text:span text:style-name="T1">Question:</text:span> <text:span text:style-name="T1">I</text:span>f system is doing background check <text:span text:style-name="T1">of a webpage</text:span> where this happens</text:p>
            </text:list-item>
            <text:list-item>
              <text:p text:style-name="P2"><text:span text:style-name="T1">Answer: </text:span>4. Background verification (certificate of the website, etc.) done by systems in a network is the done between presentation and transport layers.</text:p>
            </text:list-item>
          </text:list>
        </text:list-item>
        <text:list-item>
          <text:p text:style-name="P2"/>
          <text:list>
            <text:list-item>
              <text:p text:style-name="P3"><text:span text:style-name="T1">Question:</text:span> <text:span text:style-name="T2">E</text:span>ncryption <text:span text:style-name="T2">&amp; </text:span>decryption <text:span text:style-name="T2">of data : </text:span>where <text:span text:style-name="T2">do these happen</text:span>?</text:p>
            </text:list-item>
            <text:list-item>
              <text:p text:style-name="P2"><text:span text:style-name="T1">Answer:</text:span> Presentation layer is mainly responsible for encryption / decryption of data.</text:p>
            </text:list-item>
          </text:list>
        </text:list-item>
        <text:list-item>
          <text:p text:style-name="P2"/>
          <text:list>
            <text:list-item>
              <text:p text:style-name="P2"><text:span text:style-name="T1">Question:</text:span> last three questions, <text:span text:style-name="T2">how does it relate to</text:span> osi <text:span text:style-name="T2">model?</text:span></text:p>
            </text:list-item>
            <text:list-item>
              <text:p text:style-name="P2"><text:span text:style-name="T1">Answer: For</text:span> the last few questions, osi is responsible for all the required tasks. All these tasks are done in a computer between the application layer and the transport layer. These overall will be done in a single system, then they will be sent through the network to other systems</text:p>
            </text:list-item>
          </text:list>
        </text:list-item>
      </text:list>
      <text:p text:style-name="P1"/>
      <text:p text:style-name="P1"/>
      <text:p text:style-name="P5">Bhogaraju Shanmukha Sri Krishna</text:p>
      <text:p text:style-name="P5">11220101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2:52:51.500786598</meta:creation-date>
    <dc:date>2026-03-19T13:02:31.485871728</dc:date>
    <meta:editing-duration>PT9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70" meta:character-count="1606" meta:non-whitespace-character-count="1368"/>
  </office:meta>
</office:document-meta>
</file>